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001" officeooo:paragraph-rsid="0000f001"/>
    </style:style>
    <style:style style:name="P2" style:family="paragraph" style:parent-style-name="Standard">
      <style:text-properties officeooo:rsid="0002328e" officeooo:paragraph-rsid="0002328e"/>
    </style:style>
    <style:style style:name="P3" style:family="paragraph" style:parent-style-name="Standard">
      <style:text-properties fo:font-weight="bold" officeooo:rsid="0000f001" officeooo:paragraph-rsid="0000f001" style:font-weight-asian="bold" style:font-weight-complex="bold"/>
    </style:style>
    <style:style style:name="P4" style:family="paragraph" style:parent-style-name="Standard">
      <style:text-properties fo:font-weight="bold" officeooo:rsid="0002328e" officeooo:paragraph-rsid="0002328e" style:font-weight-asian="bold" style:font-weight-complex="bold"/>
    </style:style>
    <style:style style:name="P5" style:family="paragraph" style:parent-style-name="Standard">
      <style:text-properties fo:font-weight="bold" officeooo:rsid="0005689a" officeooo:paragraph-rsid="0005689a" style:font-weight-asian="bold" style:font-weight-complex="bold"/>
    </style:style>
    <style:style style:name="P6" style:family="paragraph" style:parent-style-name="Standard">
      <style:text-properties officeooo:paragraph-rsid="0002328e"/>
    </style:style>
    <style:style style:name="P7" style:family="paragraph" style:parent-style-name="Standard">
      <style:text-properties officeooo:paragraph-rsid="0000f001"/>
    </style:style>
    <style:style style:name="P8" style:family="paragraph" style:parent-style-name="Standard">
      <style:text-properties officeooo:rsid="0005689a" officeooo:paragraph-rsid="0005689a"/>
    </style:style>
    <style:style style:name="P9" style:family="paragraph" style:parent-style-name="Standard">
      <style:text-properties officeooo:paragraph-rsid="0005689a"/>
    </style:style>
    <style:style style:name="T1" style:family="text">
      <style:text-properties officeooo:rsid="0000f001"/>
    </style:style>
    <style:style style:name="T2" style:family="text">
      <style:text-properties officeooo:rsid="0002328e"/>
    </style:style>
    <style:style style:name="T3" style:family="text">
      <style:text-properties officeooo:rsid="00042c1f"/>
    </style:style>
    <style:style style:name="T4" style:family="text">
      <style:text-properties officeooo:rsid="00056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co 3</text:p>
      <text:p text:style-name="P3"/>
      <text:p text:style-name="P3">PARTE 1</text:p>
      <text:p text:style-name="P1"/>
      <text:p text:style-name="P3">1.<text:tab/>¿Qué se estudia en el análisis externo? Pon ejemplos.</text:p>
      <text:p text:style-name="P1"/>
      <text:p text:style-name="P2"><text:tab/>La Oportunidad y la amenaza.</text:p>
      <text:p text:style-name="P1"/>
      <text:p text:style-name="P3">2.<text:tab/>¿Para qué sirven las “ferias sectoriales” a la hora de realizar un análisis DAFO?</text:p>
      <text:p text:style-name="P1"/>
      <text:p text:style-name="P1"><text:tab/><text:span text:style-name="T3">Sitio de conseguir información, sobre competidores y poder conseguri mejores competidores</text:span></text:p>
      <text:p text:style-name="P1"/>
      <text:p text:style-name="P3">3.<text:tab/>Ejemplos de oportunidades para tu negocio.</text:p>
      <text:p text:style-name="P1"/>
      <text:p text:style-name="P7"><text:span text:style-name="T1"><text:tab/></text:span><text:span text:style-name="T3">Todos los nichos de mercado poco explotados, nuevos mercados emergentes, grupos especificos de clientes, acceso a nuevas tecnologias, alianzas estratégicas, disponibilidad de recursos.</text:span></text:p>
      <text:p text:style-name="P1"/>
      <text:p text:style-name="P3">4. <text:tab/>Pon ejemplos de amenazas.</text:p>
      <text:p text:style-name="P1"/>
      <text:p text:style-name="P1"><text:tab/><text:span text:style-name="T3">Producto o servicio “maduro”, Excesiva competencia en precios, legislacioón muy “intrusiva”, barreras de entrada, problemas de flujo de caja.</text:span></text:p>
      <text:p text:style-name="P1"/>
      <text:p text:style-name="P1"/>
      <text:p text:style-name="P1"/>
      <text:p text:style-name="P1"/>
      <text:p text:style-name="P3">PARTE 2</text:p>
      <text:p text:style-name="P1"/>
      <text:p text:style-name="P3">6.<text:tab/>Ejemplos de debilidades y comentarlas brevemente.</text:p>
      <text:p text:style-name="P1"/>
      <text:p text:style-name="P2">Mala gestion del negocio, mal ambiente de trabajo, conocimientos insuficientes, localidad erronea, mal calidad del producto/servicio, pobre reputación. </text:p>
      <text:p text:style-name="P2"/>
      <text:p text:style-name="P1"/>
      <text:p text:style-name="P4">7.<text:tab/>Ejemplos de fortalezas.</text:p>
      <text:p text:style-name="P2"/>
      <text:p text:style-name="P2">Imagen corporativa fuerte, excelente calidad, recursos especializados</text:p>
      <text:p text:style-name="P2"/>
      <text:p text:style-name="P4">8.<text:tab/>Una vez rellenada la matriz DAFO, ¿qué debemos hacer? Y ¿con qué objetivo?</text:p>
      <text:p text:style-name="P2"/>
      <text:p text:style-name="P6"><text:span text:style-name="T2"><text:tab/>Estudiarlo con minuciosidad y con mucho detalle y con el objetivo de estrategia de seguimiento en nuestro proyecto de negoci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Ejercicio 4</text:p>
      <text:p text:style-name="P8"/>
      <text:p text:style-name="P8"/>
      <text:p text:style-name="P9"><text:span text:style-name="T4">Debilidad: 3, 6, 10, 13, 15, 23, 25, 36, 37</text:span></text:p>
      <text:p text:style-name="P8"/>
      <text:p text:style-name="P9"><text:span text:style-name="T4">Amenazas: 1,4, 11, 21, <text:s/>22, <text:s/>28, 33, 35</text:span></text:p>
      <text:p text:style-name="P8"/>
      <text:p text:style-name="P9"><text:span text:style-name="T4">Fortalezas: 2, 8, 12, 16, 17, 24, 27, 30, 31, 34 </text:span></text:p>
      <text:p text:style-name="P8"/>
      <text:p text:style-name="P9"><text:span text:style-name="T4">Oportunidades: 5, 7, 9, 14, 26, 29, 3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14T17:05:03.897000000</dc:date>
    <meta:editing-duration>PT19M31S</meta:editing-duration>
    <meta:editing-cycles>3</meta:editing-cycles>
    <meta:document-statistic meta:table-count="0" meta:image-count="0" meta:object-count="0" meta:page-count="2" meta:paragraph-count="22" meta:word-count="210" meta:character-count="1368" meta:non-whitespace-character-count="1170"/>
  </office:meta>
</office:document-meta>
</file>